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Liberation Serif3" svg:font-family="'Liberation Serif'" style:font-pitch="variable"/>
    <style:font-face style:name="Ubuntu1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le3.B1" style:family="table-cell">
      <style:table-cell-properties fo:padding="0.097cm" fo:border="0.002cm solid #c0c0c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359cm" style:rel-column-width="20657*"/>
    </style:style>
    <style:style style:name="Table2.B" style:family="table-column">
      <style:table-column-properties style:column-width="3.881cm" style:rel-column-width="14959*"/>
    </style:style>
    <style:style style:name="Table2.D" style:family="table-column">
      <style:table-column-properties style:column-width="3.881cm" style:rel-column-width="14960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text-align="center" style:justify-single-word="false" fo:orphans="0" fo:widows="0" style:text-autospace="none"/>
      <style:text-properties officeooo:paragraph-rsid="000567ca"/>
    </style:style>
    <style:style style:name="P3" style:family="paragraph" style:parent-style-name="Table_20_Contents">
      <style:paragraph-properties fo:margin-top="0cm" fo:margin-bottom="0cm" fo:text-align="end" style:justify-single-word="false"/>
      <style:text-properties style:font-name="Liberation Mono" fo:font-size="10pt" officeooo:rsid="0026c643" officeooo:paragraph-rsid="0026c643" style:font-size-asian="10pt" style:font-size-complex="10pt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Liberation Mono" fo:font-size="10pt" officeooo:rsid="002b19e0" officeooo:paragraph-rsid="002b19e0" style:font-size-asian="10pt" style:font-size-complex="10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officeooo:paragraph-rsid="000567ca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 style:font-size-complex="14pt"/>
    </style:style>
    <style:style style:name="P7" style:family="paragraph" style:parent-style-name="Standard">
      <style:paragraph-properties fo:orphans="0" fo:widows="0" style:text-autospace="none"/>
      <style:text-properties fo:font-size="14pt" officeooo:paragraph-rsid="000567ca" style:font-size-asian="14pt" style:font-size-complex="14pt"/>
    </style:style>
    <style:style style:name="P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7296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67ca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/>
    </style:style>
    <style:style style:name="P1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567ca" style:font-size-asian="14pt" style:font-weight-asian="bold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0567ca" style:font-size-asian="8pt" style:font-size-complex="8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0567ca" style:font-size-asian="16pt" style:font-weight-asian="bold" style:font-size-complex="16pt"/>
    </style:style>
    <style:style style:name="P16" style:family="paragraph" style:parent-style-name="Standard">
      <style:paragraph-properties fo:orphans="0" fo:widows="0" style:text-autospace="none"/>
      <style:text-properties officeooo:paragraph-rsid="000567ca"/>
    </style:style>
    <style:style style:name="P17" style:family="paragraph" style:parent-style-name="Standard">
      <style:paragraph-properties fo:margin-left="0cm" fo:margin-right="0cm" fo:text-indent="1.251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0567ca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0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paragraph-rsid="002b19e0"/>
    </style:style>
    <style:style style:name="P21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2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rsid="001766fd" officeooo:paragraph-rsid="001c9aaf"/>
    </style:style>
    <style:style style:name="P23" style:family="paragraph" style:parent-style-name="Standard">
      <style:paragraph-properties fo:margin-left="0cm" fo:margin-right="0cm" fo:margin-top="0cm" fo:margin-bottom="0cm" fo:text-align="center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4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rsid="001b4332" officeooo:paragraph-rsid="001b4332"/>
    </style:style>
    <style:style style:name="P25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6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7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officeooo:rsid="0027d05e" officeooo:paragraph-rsid="0027d05e" style:font-name-asian="DejaVu Sans" style:font-size-asian="12pt" style:font-name-complex="Lohit Hindi" style:font-size-complex="12pt"/>
    </style:style>
    <style:style style:name="P2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style:font-name="Liberation Mono" fo:font-size="10pt" officeooo:rsid="001c9aaf" officeooo:paragraph-rsid="001c9aaf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rsid="0026c643" officeooo:paragraph-rsid="0026c643"/>
    </style:style>
    <style:style style:name="P30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fo:font-weight="normal" officeooo:rsid="0027d05e" officeooo:paragraph-rsid="0027d05e" style:font-weight-asian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 style:text-autospace="none"/>
      <style:text-properties officeooo:rsid="0021b235" officeooo:paragraph-rsid="0021b235"/>
    </style:style>
    <style:style style:name="P32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officeooo:paragraph-rsid="000567ca" style:font-size-asian="13pt" style:font-size-complex="13pt"/>
    </style:style>
    <style:style style:name="P3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0567ca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officeooo:paragraph-rsid="0026c643"/>
    </style:style>
    <style:style style:name="P37" style:family="paragraph" style:parent-style-name="Table_20_Contents">
      <style:paragraph-properties fo:text-align="center" style:justify-single-word="false"/>
      <style:text-properties officeooo:rsid="002b19e0" officeooo:paragraph-rsid="002b19e0"/>
    </style:style>
    <style:style style:name="P38" style:family="paragraph" style:parent-style-name="Table_20_Contents">
      <style:paragraph-properties fo:text-align="justify" style:justify-single-word="false"/>
      <style:text-properties officeooo:rsid="002b19e0" officeooo:paragraph-rsid="002b19e0"/>
    </style:style>
    <style:style style:name="P39" style:family="paragraph" style:parent-style-name="Table_20_Contents">
      <style:paragraph-properties fo:text-align="center" style:justify-single-word="false"/>
      <style:text-properties officeooo:rsid="0021b235" officeooo:paragraph-rsid="0021b235"/>
    </style:style>
    <style:style style:name="P40" style:family="paragraph" style:parent-style-name="Table_20_Contents">
      <style:paragraph-properties fo:text-align="center" style:justify-single-word="false"/>
      <style:text-properties officeooo:rsid="00237b9d" officeooo:paragraph-rsid="00237b9d"/>
    </style:style>
    <style:style style:name="P41" style:family="paragraph" style:parent-style-name="Table_20_Contents">
      <style:paragraph-properties fo:text-align="justify" style:justify-single-word="false"/>
      <style:text-properties officeooo:rsid="00237b9d" officeooo:paragraph-rsid="00237b9d"/>
    </style:style>
    <style:style style:name="P42" style:family="paragraph" style:parent-style-name="Таблица">
      <style:paragraph-properties fo:keep-with-next="always"/>
      <style:text-properties fo:font-style="normal" style:font-style-asian="normal" style:font-style-complex="normal"/>
    </style:style>
    <style:style style:name="P43" style:family="paragraph" style:parent-style-name="Рисунок">
      <style:paragraph-properties fo:margin-top="2.499cm" fo:margin-bottom="0.21cm"/>
      <style:text-properties fo:font-style="normal" officeooo:paragraph-rsid="0029b4e5" style:font-style-asian="normal" style:font-style-complex="normal"/>
    </style:style>
    <style:style style:name="P44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.499cm" style:auto-text-indent="false" style:text-autospace="none"/>
      <style:text-properties style:font-name="Liberation Mono" fo:font-size="10pt" officeooo:rsid="001c9aaf" officeooo:paragraph-rsid="0026c643" style:font-size-asian="10pt" style:font-size-complex="10pt"/>
    </style:style>
    <style:style style:name="P45" style:family="paragraph" style:parent-style-name="Table_20_Heading">
      <style:text-properties fo:font-weight="normal" officeooo:rsid="0026c643" officeooo:paragraph-rsid="0027d05e" style:font-weight-asian="normal" style:font-weight-complex="normal"/>
    </style:style>
    <style:style style:name="P46" style:family="paragraph" style:parent-style-name="Table_20_Heading">
      <style:text-properties fo:font-weight="normal" officeooo:rsid="0026c643" officeooo:paragraph-rsid="0026c643" style:font-weight-asian="normal" style:font-weight-complex="normal"/>
    </style:style>
    <style:style style:name="P47" style:family="paragraph" style:parent-style-name="Text_20_body" style:master-page-name="First_20_Page">
      <style:paragraph-properties fo:margin-top="0cm" fo:margin-bottom="0cm" style:page-number="auto"/>
      <style:text-properties officeooo:paragraph-rsid="000567ca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erif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officeooo:rsid="00057296"/>
    </style:style>
    <style:style style:name="T5" style:family="text">
      <style:text-properties officeooo:rsid="001b4332"/>
    </style:style>
    <style:style style:name="T6" style:family="text">
      <style:text-properties officeooo:rsid="001c9aaf"/>
    </style:style>
    <style:style style:name="T7" style:family="text">
      <style:text-properties officeooo:rsid="0027d05e"/>
    </style:style>
    <style:style style:name="T8" style:family="text">
      <style:text-properties fo:font-weight="normal" officeooo:rsid="0027d05e" style:font-weight-asian="normal" style:font-weight-complex="normal"/>
    </style:style>
    <style:style style:name="T9" style:family="text">
      <style:text-properties fo:font-weight="normal" officeooo:rsid="0029b4e5" style:font-weight-asian="normal" style:font-weight-complex="normal"/>
    </style:style>
    <style:style style:name="T10" style:family="text">
      <style:text-properties fo:font-weight="normal" officeooo:rsid="001766fd" style:font-weight-asian="normal" style:font-weight-complex="normal"/>
    </style:style>
    <style:style style:name="T11" style:family="text">
      <style:text-properties fo:font-weight="normal" officeooo:rsid="002b19e0" style:font-weight-asian="normal" style:font-weight-complex="normal"/>
    </style:style>
    <style:style style:name="T12" style:family="text">
      <style:text-properties officeooo:rsid="0029b4e5"/>
    </style:style>
    <style:style style:name="T13" style:family="text">
      <style:text-properties officeooo:rsid="002b19e0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Ubuntu1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font-name="Liberation Serif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dash" draw:stroke-dash="Fine_20_Dashed_20__28_var_29_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1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51cm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ext:p text:style-name="P47"/>
      <text:p text:style-name="P5"><text:span text:style-name="T2"><office:annotation><dc:creator>Neko </dc:creator><dc:date>2015-09-10T13:33:51</dc:date><text:p text:style-name="P48"><text:span text:style-name="T14">Выполнено согласно</text:span></text:p><text:p text:style-name="P48"><text:span text:style-name="T14">Стандарту <text:s/>организации</text:span></text:p><text:p text:style-name="P48"><text:span text:style-name="T14">СТО 4.2-07-2014</text:span></text:p><text:p text:style-name="P48"><text:span text:style-name="T14">(</text:span><text:span text:style-name="T15">http://www.sfu-kras.ru/node/8127</text:span><text:span text:style-name="T14">)</text:span></text:p><text:p text:style-name="P48"><text:span text:style-name="T14"/></text:p><text:p text:style-name="P48"><text:span text:style-name="T14">Раздел 6.1 на стр. 10, приложение М</text:span></text:p></office:annotation></text:span><text:span text:style-name="T2">Федеральное государственное автономное</text:span></text:p>
      <text:p text:style-name="P6">образовательное учреждение</text:p>
      <text:p text:style-name="P6">высшего профессионального образования</text:p>
      <text:p text:style-name="P6">«СИБИРСКИЙ ФЕДЕРАЛЬНЫЙ УНИВЕРСИТЕТ»</text:p>
      <text:p text:style-name="P18"/>
      <text:p text:style-name="P9">Институт космических и информационных технологий</text:p>
      <text:p text:style-name="P5"/>
      <text:p text:style-name="P10">Кафедра вычислительной техники</text:p>
      <text:p text:style-name="P5"/>
      <text:p text:style-name="P14"/>
      <text:p text:style-name="P6"/>
      <text:p text:style-name="P6"/>
      <text:p text:style-name="P6"/>
      <text:p text:style-name="P6"/>
      <text:p text:style-name="P6"/>
      <text:p text:style-name="P14"/>
      <text:p text:style-name="P13"><text:tab/><text:tab/><text:tab/><text:tab/></text:p>
      <text:p text:style-name="P15">ОТЧЕТ ПО ЛАБОРАТОРНОЙ РАБОТЕ <text:span text:style-name="T4">№X</text:span></text:p>
      <text:p text:style-name="P15"/>
      <text:p text:style-name="P10">Тема работы</text:p>
      <text:p text:style-name="P11"/>
      <text:p text:style-name="P11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33"><text:span text:style-name="T1"><text:s text:c="2"/>Преподаватель</text:span><text:span text:style-name="T2"> <text:s text:c="42"/>_________ <text:s text:c="16"/>_______________</text:span></text:p>
      <text:p text:style-name="P16"><text:span text:style-name="T2"><text:s text:c="70"/></text:span>подпись, дата <text:s text:c="17"/>инициалы, фамилия</text:p>
      <text:p text:style-name="P16"/>
      <text:p text:style-name="P33"><text:span text:style-name="T2"><text:s text:c="2"/>Студент <text:s text:c="2"/>_______________________ <text:s text:c="4"/>________</text:span><text:span text:style-name="T3">__</text:span><text:span text:style-name="T2"> <text:s text:c="14"/>_______________</text:span></text:p>
      <text:p text:style-name="P16"><text:s text:c="21"/>номер группы, зачетной книжки <text:s text:c="4"/>подпись, дата <text:s text:c="17"/>инициалы, фамилия</text:p>
      <text:p text:style-name="P32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2">Красноярск 20</text:span><text:span text:style-name="T3">15</text:span></text:p>
      <text:h text:style-name="Heading_20_1" text:outline-level="1"><text:soft-page-break/><office:annotation><dc:creator>Neko </dc:creator><dc:date>2015-09-10T18:50:54</dc:date><text:p text:style-name="P48"><text:span text:style-name="T15">СТО 4.2-07-2014</text:span></text:p><text:p text:style-name="P48"><text:span text:style-name="T15"/></text:p><text:p text:style-name="P48"><text:span text:style-name="T15">Раздел 7.1 <text:s/>стр. 14</text:span></text:p><text:p text:style-name="P48"><text:span text:style-name="T15"/></text:p><text:p text:style-name="P48"><text:span text:style-name="T15">размеров полей: </text:span></text:p><text:p text:style-name="P48"><text:span text:style-name="T15">- левого – 30 мм; </text:span></text:p><text:p text:style-name="P48"><text:span text:style-name="T15">- верхнего и нижнего – 20 мм; </text:span></text:p><text:p text:style-name="P48"><text:span text:style-name="T15">- правого – 10 мм.</text:span></text:p><text:p text:style-name="P48"><text:span text:style-name="T17"/></text:p><text:p text:style-name="P48"><text:span text:style-name="T17">Высота букв и цифр не менее 2,5 мм (12 или 14 размер шрифта типа Times New Roman). </text:span></text:p><text:p text:style-name="P48"><text:span text:style-name="T17">Межстрочный интервал одинарный или полуторный. </text:span></text:p><text:p text:style-name="P48"><text:span text:style-name="T17">Абзацный отступ равен пяти знакам (12,5 мм).</text:span></text:p><text:p text:style-name="P48"><text:span text:style-name="T15"/></text:p><text:p text:style-name="P48"><text:span text:style-name="T15">Раздел 7.2, стр. 14</text:span></text:p><text:p text:style-name="P48"><text:span text:style-name="T15"/></text:p><text:p text:style-name="P48"><text:span text:style-name="T15">Номер страницы проставляют в центре нижней части листа.</text:span></text:p><text:p text:style-name="P48"><text:span text:style-name="T15">Титульный лист текстового документа включают в общую нумерацию страниц. Номер страницы на титульном листе не проставляют.</text:span></text:p></office:annotation>Задание</text:h>
      <text:p text:style-name="P19"/>
      <text:p text:style-name="P24">Найти периметр прямоугольника, длины его сторон задаются с клавиатуры.</text:p>
      <text:p text:style-name="P21"/>
      <text:h text:style-name="Heading_20_1" text:outline-level="1">Цель работы </text:h>
      <text:p text:style-name="P21"/>
      <text:p text:style-name="P21">Текст.</text:p>
      <text:p text:style-name="P21"/>
      <text:h text:style-name="Heading_20_1" text:outline-level="1">Описание подходов к решению поставленной задачи с помощью слов и математических формул (если требуется) </text:h>
      <text:p text:style-name="P19"/>
      <text:p text:style-name="P22"><text:span text:style-name="T5">Обозначим стороны прямоугольника a и b, тогда периметр </text:span><text:span text:style-name="T6">P </text:span><text:span text:style-name="T5">находится по формуле:</text:span>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4"><draw:frame draw:style-name="fr2" draw:name="Objekt4" text:anchor-type="as-char" svg:width="2.344cm" svg:height="0.467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office:annotation><dc:creator>Neko </dc:creator><dc:date>2015-09-10T19:15:44</dc:date><text:p text:style-name="P48"><text:span text:style-name="T14">На клавиатуре набираются символы “f” и “n” и нажимается F3 (магическая комбинация)</text:span></text:p><text:p text:style-name="P48"><text:span text:style-name="T14"/></text:p><text:p text:style-name="P48"><text:span text:style-name="T14">Оформление формул на основе </text:span><text:span text:style-name="T15">СТО 4.2-07-2014</text:span></text:p><text:p text:style-name="P48"><text:span text:style-name="T15">Раздел 7.6 <text:s/>стр. 17</text:span></text:p></office:annotation> </text:p>
            </table:table-cell>
            <table:table-cell table:style-name="Tabelle4.A1" office:value-type="string">
              <text:p text:style-name="P3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2"/>
      <text:h text:style-name="Heading_20_1" text:outline-level="1"><office:annotation><dc:creator>Neko </dc:creator><dc:date>2015-09-11T16:15:19</dc:date><text:p text:style-name="P48"><text:span text:style-name="T14">В файле Шаблон.odg приведны основные элементы блок схемы</text:span></text:p></office:annotation>Графическая схема алгоритма (если требуется) </text:h>
      <text:p text:style-name="P19"/>
      <text:p text:style-name="P21"><draw:g text:anchor-type="paragraph" draw:z-index="3" draw:style-name="gr4"><draw:custom-shape draw:style-name="gr5" draw:text-style-name="P53" draw:id="id7" svg:width="2.25cm" svg:height="0.752cm" svg:x="5.253cm" svg:y="7.641cm"><text:p text:style-name="P51"><text:span text:style-name="T19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5" draw:text-style-name="P53" draw:id="id3" svg:width="2.251cm" svg:height="0.75cm" svg:x="5.251cm" svg:y="0.002cm"><text:p text:style-name="P51"><text:span text:style-name="T19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5" draw:text-style-name="P53" draw:id="id2" svg:width="2.25cm" svg:height="1.502cm" svg:x="5.253cm" svg:y="1.351cm"><text:p text:style-name="P51"><text:span text:style-name="T19">Ввод </text:span></text:p><text:p text:style-name="P51"><text:span text:style-name="T19">a, b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6" draw:text-style-name="P53" draw:id="id1" svg:x1="8.822cm" svg:y1="1.352cm" svg:x2="8.822cm" svg:y2="2.852cm"><text:p/></draw:line><draw:line draw:style-name="gr6" draw:text-style-name="P53" svg:x1="8.822cm" svg:y1="2.852cm" svg:x2="9.322cm" svg:y2="2.852cm"><text:p/></draw:line><draw:line draw:style-name="gr6" draw:text-style-name="P53" svg:x1="8.822cm" svg:y1="1.352cm" svg:x2="9.322cm" svg:y2="1.352cm"><text:p/></draw:line><draw:connector draw:style-name="gr7" draw:text-style-name="P53" draw:type="line" svg:x1="8.821cm" svg:y1="2.101cm" svg:x2="7.274cm" svg:y2="2.101cm" draw:start-shape="id1" draw:start-glue-point="1" draw:end-shape="id2" draw:end-glue-point="9" svg:d="m5001 1191h-877"><text:p/></draw:connector><draw:frame draw:style-name="gr8" draw:text-style-name="P55" svg:width="4.788cm" svg:height="1.682cm" svg:x="8.835cm" svg:y="1.403cm"><draw:text-box><text:p text:style-name="P54"><text:span text:style-name="T19">a, b – стороны прямоугольника</text:span></text:p><text:p text:style-name="P54"><text:span text:style-name="T19"/></text:p></draw:text-box></draw:frame><draw:connector draw:style-name="gr9" draw:text-style-name="P56" draw:type="line" svg:x1="6.376cm" svg:y1="0.752cm" svg:x2="6.378cm" svg:y2="1.352cm" draw:start-shape="id3" draw:start-glue-point="6" draw:end-shape="id2" draw:end-glue-point="5" svg:d="m3615 427 1 340"><text:p/></draw:connector><draw:custom-shape draw:style-name="gr5" draw:text-style-name="P53" draw:id="id4" svg:width="2.251cm" svg:height="1.5cm" svg:x="5.251cm" svg:y="3.447cm"><text:p text:style-name="P51"><text:span text:style-name="T19">P:=2*a+2*b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9" draw:text-style-name="P56" draw:type="line" svg:x1="6.378cm" svg:y1="2.852cm" svg:x2="6.376cm" svg:y2="3.447cm" draw:start-shape="id2" draw:start-glue-point="8" draw:end-shape="id4" draw:end-glue-point="4" svg:d="m3616 1617-1 337"><text:p/></draw:connector><draw:custom-shape draw:style-name="gr5" draw:text-style-name="P53" draw:id="id6" svg:width="2.25cm" svg:height="1.5cm" svg:x="5.253cm" svg:y="5.542cm"><text:p text:style-name="P51"><text:span text:style-name="T19">Вывод </text:span></text:p><text:p text:style-name="P51"><text:span text:style-name="T19">P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6" draw:text-style-name="P53" draw:id="id5" svg:x1="8.822cm" svg:y1="3.452cm" svg:x2="8.822cm" svg:y2="4.952cm"><text:p/></draw:line><draw:line draw:style-name="gr6" draw:text-style-name="P53" svg:x1="8.822cm" svg:y1="4.952cm" svg:x2="9.322cm" svg:y2="4.952cm"><text:p/></draw:line><draw:line draw:style-name="gr6" draw:text-style-name="P53" svg:x1="8.822cm" svg:y1="3.452cm" svg:x2="9.322cm" svg:y2="3.452cm"><text:p/></draw:line><draw:connector draw:style-name="gr7" draw:text-style-name="P53" draw:type="line" svg:x1="8.821cm" svg:y1="4.203cm" svg:x2="7.502cm" svg:y2="4.197cm" draw:start-shape="id5" draw:start-glue-point="1" draw:end-shape="id4" draw:end-glue-point="7" svg:d="m5001 2383-748-3"><text:p/></draw:connector><draw:frame draw:style-name="gr10" draw:text-style-name="P55" svg:width="4.788cm" svg:height="1.682cm" svg:x="8.835cm" svg:y="3.502cm"><draw:text-box><text:p text:style-name="P54"><text:span text:style-name="T19">P – периметр прямоугольника</text:span></text:p><text:p text:style-name="P54"><text:span text:style-name="T19"/></text:p></draw:text-box></draw:frame><draw:connector draw:style-name="gr9" draw:text-style-name="P56" draw:type="line" svg:x1="6.376cm" svg:y1="4.946cm" svg:x2="6.378cm" svg:y2="5.542cm" draw:start-shape="id4" draw:start-glue-point="6" draw:end-shape="id6" draw:end-glue-point="5" svg:d="m3615 2804 1 338"><text:p/></draw:connector><draw:connector draw:style-name="gr9" draw:text-style-name="P56" draw:type="line" svg:x1="6.378cm" svg:y1="7.042cm" svg:x2="6.378cm" svg:y2="7.642cm" draw:start-shape="id6" draw:start-glue-point="8" draw:end-shape="id7" draw:end-glue-point="4" svg:d="m3616 3993v340"><text:p/></draw:connector></draw:g></text:p>
      <text:p text:style-name="P21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/>
      <text:h text:style-name="Heading_20_1" text:outline-level="1">Код программы </text:h>
      <text:p text:style-name="P21"/>
      <text:p text:style-name="P28">//<office:annotation><dc:creator>Neko </dc:creator><dc:date>2015-09-16T08:19:45</dc:date><text:p text:style-name="P49"><text:span text:style-name="T16">При оформлении исходного кода необходимо следовать правилам из статьи</text:span></text:p><text:p text:style-name="P49"><text:span text:style-name="T16">“</text:span><text:span text:style-name="T16">Оформление исходных текстов программ”</text:span></text:p><text:p text:style-name="P49"><text:span text:style-name="T16">с сайта курса:</text:span></text:p><text:p text:style-name="P49"><text:span text:style-name="T16"/></text:p><text:p text:style-name="P49"><text:span text:style-name="T16">https://e.sfu-kras.ru/mod/resource/view.php?id=23702</text:span></text:p></office:annotation>1.cpp – Вычисление периметра прямоугольника</text:p>
      <text:p text:style-name="P28">#include&lt;stdio.h&gt;</text:p>
      <text:p text:style-name="P28"/>
      <text:p text:style-name="P28">int main(){</text:p>
      <text:p text:style-name="P28"><text:tab/>//Стороны прямоугольника</text:p>
      <text:p text:style-name="P28"><text:tab/>double a,b;</text:p>
      <text:p text:style-name="P28"><text:tab/>printf("Введите стороны прямоугольника:\n");</text:p>
      <text:p text:style-name="P28"><text:tab/>scanf("%lg %lg",&amp;a,&amp;b);</text:p>
      <text:p text:style-name="P28"><text:tab/></text:p>
      <text:p text:style-name="P28"><text:tab/>//Периметр прямоугольника</text:p>
      <text:p text:style-name="P28"><text:tab/>double P;</text:p>
      <text:p text:style-name="P28"><text:tab/>P=2*a+2*b;</text:p>
      <text:p text:style-name="P28"><text:tab/></text:p>
      <text:p text:style-name="P28"><text:tab/>printf("Периметр равен: %lg\n",P);</text:p>
      <text:p text:style-name="P28"><text:soft-page-break/><text:tab/>return 0;</text:p>
      <text:p text:style-name="P28">}</text:p>
      <text:p text:style-name="P26"/>
      <text:p text:style-name="P27">Если требуется таблица трассировки, то можно указать номер строк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1 </text:p>
            <text:p text:style-name="P3">2 </text:p>
            <text:p text:style-name="P3">3 </text:p>
            <text:p text:style-name="P3">4 </text:p>
            <text:p text:style-name="P3">5 </text:p>
            <text:p text:style-name="P3">6 </text:p>
            <text:p text:style-name="P3">7 </text:p>
            <text:p text:style-name="P3">8 </text:p>
            <text:p text:style-name="P3">9 </text:p>
            <text:p text:style-name="P3">10 </text:p>
            <text:p text:style-name="P3">11 </text:p>
            <text:p text:style-name="P3">12 </text:p>
            <text:p text:style-name="P3">13 </text:p>
            <text:p text:style-name="P4">14 </text:p>
            <text:p text:style-name="P4">15 </text:p>
            <text:p text:style-name="P4">16 </text:p>
          </table:table-cell>
          <table:table-cell table:style-name="Table3.B1" office:value-type="string">
            <text:p text:style-name="P44">//1.cpp – Вычисление периметра прямоугольника</text:p>
            <text:p text:style-name="P44">#include&lt;stdio.h&gt;</text:p>
            <text:p text:style-name="P44"/>
            <text:p text:style-name="P44">int main(){</text:p>
            <text:p text:style-name="P44"><text:tab/>//Стороны прямоугольника</text:p>
            <text:p text:style-name="P44"><text:tab/>double a,b;</text:p>
            <text:p text:style-name="P44"><text:tab/>printf("Введите стороны прямоугольника:\n");</text:p>
            <text:p text:style-name="P44"><text:tab/>scanf("%lg %lg",&amp;a,&amp;b);</text:p>
            <text:p text:style-name="P44"><text:tab/></text:p>
            <text:p text:style-name="P44"><text:tab/>//Периметр прямоугольника</text:p>
            <text:p text:style-name="P44"><text:tab/>double P;</text:p>
            <text:p text:style-name="P44"><text:tab/>P=2*a+2*b;</text:p>
            <text:p text:style-name="P44"><text:tab/></text:p>
            <text:p text:style-name="P44"><text:tab/>printf("Периметр равен: %lg\n",P);</text:p>
            <text:p text:style-name="P44"><text:tab/>return 0;</text:p>
            <text:p text:style-name="P44">}</text:p>
          </table:table-cell>
        </table:table-row>
      </table:table>
      <text:p text:style-name="P26"/>
      <text:h text:style-name="Heading_20_1" text:outline-level="1">Протокол отладки программы </text:h>
      <text:p text:style-name="P29"/>
      <text:p text:style-name="P29">Текст</text:p>
      <text:p text:style-name="P29"/>
      <text:p text:style-name="P42"><office:annotation><dc:creator>Neko </dc:creator><dc:date>2015-09-11T16:05:20</dc:date><text:p text:style-name="P48"><text:span text:style-name="T15">Оформление таблиц на основе СТО 4.2-07-2014</text:span></text:p><text:p text:style-name="P48"><text:span text:style-name="T15">Раздел 7.7 <text:s/>стр. 18</text:span></text:p><text:p text:style-name="P48"><text:span text:style-name="T15"/></text:p><text:p text:style-name="P48"><text:span text:style-name="T15"/></text:p></office:annotation>Таблица <text:sequence text:ref-name="refТаблица0" text:name="Таблица" text:formula="ooow:Таблица+1" style:num-format="1">1</text:sequence> - Трассировка программы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header-rows>
          <table:table-row>
            <table:table-cell table:style-name="Table2.A1" table:number-rows-spanned="2" office:value-type="string">
              <text:p text:style-name="P45">Номер строки программы</text:p>
            </table:table-cell>
            <table:table-cell table:style-name="Table2.B1" table:number-columns-spanned="3" office:value-type="string">
              <text:p text:style-name="P46">Переменные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2.B2" office:value-type="string">
            <text:p text:style-name="P46">a</text:p>
          </table:table-cell>
          <table:table-cell table:style-name="Table2.B2" office:value-type="string">
            <text:p text:style-name="P46">b</text:p>
          </table:table-cell>
          <table:table-cell table:style-name="Table2.D2" office:value-type="string">
            <text:p text:style-name="P46">P</text:p>
          </table:table-cell>
        </table:table-row>
        <table:table-row>
          <table:table-cell table:style-name="Table2.A3" office:value-type="float" office:value="4">
            <text:p text:style-name="P37">4</text:p>
          </table:table-cell>
          <table:table-cell table:style-name="Table2.B2" office:value-type="string">
            <text:p text:style-name="P36"/>
          </table:table-cell>
          <table:table-cell table:style-name="Table2.B2" office:value-type="string">
            <text:p text:style-name="P36"/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3" office:value-type="float" office:value="8">
            <text:p text:style-name="P37">8</text:p>
          </table:table-cell>
          <table:table-cell table:style-name="Table2.A3" office:value-type="float" office:value="3">
            <text:p text:style-name="P38">3</text:p>
          </table:table-cell>
          <table:table-cell table:style-name="Table2.A3" office:value-type="float" office:value="5">
            <text:p text:style-name="P38">5</text:p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3" office:value-type="float" office:value="12">
            <text:p text:style-name="P37">12</text:p>
          </table:table-cell>
          <table:table-cell table:style-name="Table2.B2" office:value-type="string">
            <text:p text:style-name="P36"/>
          </table:table-cell>
          <table:table-cell table:style-name="Table2.B2" office:value-type="string">
            <text:p text:style-name="P36"/>
          </table:table-cell>
          <table:table-cell table:style-name="Table2.D5" office:value-type="float" office:value="16">
            <text:p text:style-name="P38">16</text:p>
          </table:table-cell>
        </table:table-row>
      </table:table>
      <text:p text:style-name="P29"/>
      <text:p text:style-name="P20"><text:span text:style-name="T13">Таблица трассировки (если требуется) строится по программе или блок-схеме алгоритма. </text:span><text:span text:style-name="T12">В </text:span><text:span text:style-name="T13">зависимости от этого, </text:span><text:span text:style-name="T12">в</text:span><text:span text:style-name="T7"> первом столбце </text:span><text:span text:style-name="T13">указывается либо </text:span><text:span text:style-name="T7">номер строки в программе, </text:span><text:span text:style-name="T13">или </text:span><text:span text:style-name="T8">номер блока в схеме. </text:span><text:span text:style-name="T11">В первом случае, к исходному коду программы следует добавить номера строк. Во втором случае</text:span><text:span text:style-name="T8"> каждый блок (кроме начального и конечного) помечается порядковым номером. Номер блока располагают в разрыве в левой верхней части рамки блока. Пример нумерации показан на рис</text:span><text:span text:style-name="T10">унк</text:span><text:span text:style-name="T9">е</text:span><text:span text:style-name="T10"> 1.</text:span></text:p>
      <text:p text:style-name="P30"/>
      <text:p text:style-name="P30"><draw:frame draw:style-name="fr1" draw:name="Frame1" text:anchor-type="paragraph" svg:y="0.002cm" svg:width="5.87cm" draw:z-index="1"><draw:text-box fo:min-height="3.233cm"><text:p text:style-name="P43"><draw:g text:anchor-type="paragraph" draw:z-index="2" draw:style-name="gr1"><draw:custom-shape draw:style-name="gr2" draw:text-style-name="P50" svg:width="2.251cm" svg:height="1.5cm" svg:x="1.81cm" svg:y="0.245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2" svg:width="0.2cm" svg:height="0.401cm" svg:x="2.052cm" svg:y="0cm"><text:p text:style-name="P51"><text:span text:style-name="T18">1</text:span></text:p><draw:enhanced-geometry svg:viewBox="0 0 21600 21600" draw:type="rectangle" draw:enhanced-path="M 0 0 L 21600 0 21600 21600 0 21600 0 0 Z N"/></draw:custom-shape></draw:g><office:annotation><dc:creator>Neko </dc:creator><dc:date>2015-09-11T16:07:12</dc:date><text:p text:style-name="P48"><text:span text:style-name="T15">Оформление иллюстраций на основе СТО 4.2-07-2014</text:span></text:p><text:p text:style-name="P48"><text:span text:style-name="T15">Раздел 7.8 <text:s/>стр. 22</text:span></text:p></office:annotation>Рисунок <text:sequence text:ref-name="refРисунок0" text:name="Рисунок" text:formula="ooow:Рисунок+1" style:num-format="1">1</text:sequence> - Нумерация блоков</text:p></draw:text-box></draw:frame> </text:p>
      <text:p text:style-name="P26"><text:soft-page-break/></text:p>
      <text:h text:style-name="Heading_20_1" text:outline-level="1">Результаты выполнения экспериментальной части работы.</text:h>
      <text:p text:style-name="P19"/>
      <text:p text:style-name="P21">Текст</text:p>
      <text:p text:style-name="P21"/>
      <text:p text:style-name="P42">Таблица <text:sequence text:ref-name="refТаблица1" text:name="Таблица" text:formula="ooow:Таблица+1" style:num-format="1">2</text:sequence> - Работа программы на тестовых наборах данных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Входные данные</text:p>
          </table:table-cell>
          <table:table-cell table:style-name="Table1.B1" office:value-type="string">
            <text:p text:style-name="P40">Результат</text:p>
          </table:table-cell>
        </table:table-row>
        <table:table-row>
          <table:table-cell table:style-name="Table1.A2" office:value-type="string">
            <text:p text:style-name="P41">a=3, b=5</text:p>
          </table:table-cell>
          <table:table-cell table:style-name="Table1.B2" office:value-type="string">
            <text:p text:style-name="P41">P=16</text:p>
          </table:table-cell>
        </table:table-row>
        <table:table-row>
          <table:table-cell table:style-name="Table1.A2" office:value-type="string">
            <text:p text:style-name="P41">a=1.1, b=6.3</text:p>
          </table:table-cell>
          <table:table-cell table:style-name="Table1.B2" office:value-type="string">
            <text:p text:style-name="P41">P=14.8</text:p>
          </table:table-cell>
        </table:table-row>
        <table:table-row>
          <table:table-cell table:style-name="Table1.A2" office:value-type="string">
            <text:p text:style-name="P41">a=2e2, b=2</text:p>
          </table:table-cell>
          <table:table-cell table:style-name="Table1.B2" office:value-type="string">
            <text:p text:style-name="P41">P=404</text:p>
          </table:table-cell>
        </table:table-row>
      </table:table>
      <text:p text:style-name="P3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Liberation Serif3" svg:font-family="'Liberation Serif'" style:font-pitch="variable"/>
    <style:font-face style:name="Ubuntu1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_20__28_var_29_" draw:display-name="Fine Dashed (var)" draw:style="rect" draw:dots1="1" draw:dots1-length="112%" draw:distance="112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fo:text-indent="1.251cm" style:auto-text-indent="false">
        <style:tab-stops>
          <style:tab-stop style:position="2cm"/>
        </style:tab-stops>
      </style:paragraph-properties>
      <style:text-properties style:font-name="Liberation Serif1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Таблица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ko </meta:initial-creator>
    <meta:creation-date>2015-09-09T16:45:34</meta:creation-date>
    <dc:date>2015-09-16T08:22:01</dc:date>
    <dc:creator>Neko </dc:creator>
    <meta:editing-duration>PT31H04M56S</meta:editing-duration>
    <meta:editing-cycles>22</meta:editing-cycles>
    <meta:generator>OpenOffice.org/3.2$Linux OpenOffice.org_project/320m19$Build-9505</meta:generator>
    <meta:document-statistic meta:table-count="4" meta:image-count="0" meta:object-count="1" meta:page-count="4" meta:paragraph-count="100" meta:word-count="307" meta:character-count="2467"/>
  </office:meta>
</office:document-meta>
</file>

<file path=Object 2/content.xml><?xml version="1.0" encoding="utf-8"?>
<math xmlns="http://www.w3.org/1998/Math/MathML">
  <semantics>
    <mrow>
      <mi>P</mi>
      <mi mathvariant="normal">=</mi>
      <mrow>
        <mrow>
          <mn>2</mn>
          <mi mathvariant="normal">⋅</mi>
          <mi>a</mi>
        </mrow>
        <mo stretchy="false">+</mo>
        <mrow>
          <mn>2</mn>
          <mi mathvariant="normal">⋅</mi>
          <mi>b</mi>
        </mrow>
      </mrow>
    </mrow>
    <annotation encoding="StarMath 5.0">P=2 cdot a+2 cdot b</annotation>
  </semantics>
</math>
</file>